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886cm" style:rel-column-width="6542*"/>
    </style:style>
    <style:style style:name="Tableau2.B" style:family="table-column">
      <style:table-column-properties style:column-width="17.002cm" style:rel-column-width="58993*"/>
    </style:style>
    <style:style style:name="Tableau2.1" style:family="table-row">
      <style:table-row-properties style:min-row-height="2.94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3.699cm"/>
    </style:style>
    <style:style style:name="Tableau2.3" style:family="table-row">
      <style:table-row-properties style:min-row-height="1.826cm"/>
    </style:style>
    <style:style style:name="Tableau2.A3" style:family="table-cell">
      <style:table-cell-properties style:vertical-align="" fo:padding="0.097cm" fo:border="none"/>
    </style:style>
    <style:style style:name="Tableau2.4" style:family="table-row">
      <style:table-row-properties style:min-row-height="1.983cm"/>
    </style:style>
    <style:style style:name="Tableau2.5" style:family="table-row">
      <style:table-row-properties style:min-row-height="2.378cm"/>
    </style:style>
    <style:style style:name="Table1" style:family="table">
      <style:table-properties style:width="16.81cm" table:align="margins"/>
    </style:style>
    <style:style style:name="Table1.A" style:family="table-column">
      <style:table-column-properties style:column-width="16.81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81cm" table:align="margins"/>
    </style:style>
    <style:style style:name="Table2.A" style:family="table-column">
      <style:table-column-properties style:column-width="16.81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81cm" table:align="margins"/>
    </style:style>
    <style:style style:name="Table3.A" style:family="table-column">
      <style:table-column-properties style:column-width="16.81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81cm" table:align="margins"/>
    </style:style>
    <style:style style:name="Table4.A" style:family="table-column">
      <style:table-column-properties style:column-width="16.81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81cm" table:align="margins"/>
    </style:style>
    <style:style style:name="Table5.A" style:family="table-column">
      <style:table-column-properties style:column-width="16.81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5" style:family="table">
      <style:table-properties style:width="16.81cm" table:align="margins"/>
    </style:style>
    <style:style style:name="Tableau5.A" style:family="table-column">
      <style:table-column-properties style:column-width="16.81cm" style:rel-column-width="65535*"/>
    </style:style>
    <style:style style:name="Tableau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1.909cm" style:rel-column-width="6622*"/>
    </style:style>
    <style:style style:name="Tableau3.B" style:family="table-column">
      <style:table-column-properties style:column-width="16.979cm" style:rel-column-width="58913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4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3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19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0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</style:style>
    <style:style style:name="P24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Trebuchet MS" fo:font-size="11pt" style:font-size-asian="11pt" style:font-size-complex="11pt"/>
    </style:style>
    <style:style style:name="P25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Bitstream Charter" style:font-weight-complex="bold"/>
    </style:style>
    <style:style style:name="T5" style:family="text">
      <style:text-properties fo:font-weight="bold" style:font-name-asian="Bitstream Charter" style:font-weight-asian="bold" style:font-name-complex="Bitstream Charter" style:font-weight-complex="bold"/>
    </style:style>
    <style:style style:name="T6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font-style="normal" fo:font-weight="bold" style:font-name-asian="Bitstream Charter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14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variant="normal" fo:text-transform="none" style:font-name="Bitstream Charter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style:font-name="Bitstream Charter" fo:font-size="12pt" fo:letter-spacing="-0.009cm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style:font-name="Bitstream Charter" fo:font-size="12pt" fo:font-style="normal" fo:font-weight="bold" fo:background-color="transparent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20" style:family="text">
      <style:text-properties fo:font-variant="normal" fo:text-transform="none" style:font-name="Bitstream Charter" fo:font-size="12pt" fo:font-style="normal" fo:font-weight="bold" fo:background-color="transparent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21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letter-spacing="-0.009cm" fo:font-weight="bold" style:font-weight-asian="bold" style:font-weight-complex="bold"/>
    </style:style>
    <style:style style:name="T24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variant="normal" fo:text-transform="none"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style:font-name="Trebuchet MS"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ff" style:font-name="Bitstream Charter" fo:font-size="11pt" fo:language="zxx" fo:country="none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9" style:family="text">
      <style:text-properties fo:font-variant="normal" fo:text-transform="none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fo:font-weight="normal" style:font-weight-asian="normal" style:font-weight-complex="normal"/>
    </style:style>
    <style:style style:name="T31" style:family="text">
      <style:text-properties fo:letter-spacing="-0.009cm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style:font-name="Bitstream Charter" fo:font-size="11pt" style:font-size-asian="11pt" style:font-size-complex="11pt"/>
    </style:style>
    <style:style style:name="T36" style:family="text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T37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39" style:family="text">
      <style:text-properties style:font-name="Bitstream Charter" fo:font-size="12pt" fo:letter-spacing="-0.009cm" fo:font-style="italic" style:font-size-asian="12pt" style:font-style-asian="italic" style:font-size-complex="12pt" style:font-style-complex="italic"/>
    </style:style>
    <style:style style:name="T40" style:family="text">
      <style:text-properties style:font-name="Bitstream Charter" fo:font-style="italic" style:font-style-asian="italic" style:font-style-complex="italic"/>
    </style:style>
    <style:style style:name="T41" style:family="text">
      <style:text-properties style:font-name="Bitstream Charter" fo:letter-spacing="-0.009cm" fo:font-style="italic" style:font-style-asian="italic" style:font-style-complex="italic"/>
    </style:style>
    <style:style style:name="T42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000000"/>
    </style:style>
    <style:style style:name="T44" style:family="text">
      <style:text-properties fo:color="#000000" style:font-name="Bitstream Charter" fo:font-style="italic" style:font-style-asian="italic" style:font-style-complex="italic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color="#0000ff" style:font-name="Courier 10 Pitch" fo:font-size="11pt" style:font-size-asian="11pt" style:font-size-complex="11pt"/>
    </style:style>
    <style:style style:name="T49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50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fo:font-variant="small-caps" style:font-name="Bitstream Charter" fo:font-size="12pt" fo:font-style="normal" fo:font-weight="bold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52" style:family="text">
      <style:text-properties style:font-name-asian="Bitstream Charter"/>
    </style:style>
    <style:style style:name="T53" style:family="text">
      <style:text-properties style:font-name-asian="Bitstream Charter" style:font-name-complex="Bitstream Charter"/>
    </style:style>
    <style:style style:name="T54" style:family="text">
      <style:text-properties style:font-name-complex="Bitstream Charte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7">9 rue Eugène Crétel</text:p>
            <text:p text:style-name="P27">91300 Massy, France</text:p>
            <text:p text:style-name="P26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48">hassen.doghmen@gmail.com</text:span></text:a></text:p>
            <text:p text:style-name="P2">www.lri.fr/~doghmen</text:p>
          </table:table-cell>
        </table:table-row>
      </table:table>
      <text:p text:style-name="P3">Ingénieur R&amp;D</text:p>
      <text:p text:style-name="P4"/>
      <text:p text:style-name="P11"><text:s text:c="75"/>Expérience Professionnelle</text:p>
      <text:p text:style-name="P1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Depuis Sept.</text:p>
            <text:p text:style-name="P18"><text:s/>2011</text:p>
          </table:table-cell>
          <table:table-cell table:style-name="Tableau2.B1" office:value-type="string">
            <text:p text:style-name="P5">Ingénieur Expert à INRIA Saclay-IDF, Équipe TAO <text:span text:style-name="T45">(Apprentissage et Optimisation)</text:span></text:p>
            <text:p text:style-name="Standard"><text:span text:style-name="T37">Développement collaboratif au sein du Projet Mash </text:span><text:span text:style-name="T34">(</text:span><text:a xlink:type="simple" xlink:href="http://mash-project.eu/"><text:span text:style-name="T50">http://mash-project.eu/</text:span></text:a><text:span text:style-name="T34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6">Expérimentations et validations d'heuristiques/planificateurs générés en <text:span text:style-name="T3">Python</text:span> et codé en <text:span text:style-name="T3">C++</text:span>.</text:p>
                  <text:p text:style-name="P6">- En mode simulation: Test sur un simulateur 3D codé en <text:span text:style-name="T3">Java</text:span>.</text:p>
                  <text:p text:style-name="P6">- Test sur bras robot réel sur des tâches de planification à l'aide de <text:span text:style-name="T3">Scripts</text:span> sur <text:span text:style-name="T3">grille de calcul</text:span>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18">2011</text:p>
            <text:p text:style-name="P18">- <text:s/></text:p>
            <text:p text:style-name="P18">2009</text:p>
          </table:table-cell>
          <table:table-cell table:style-name="Tableau2.B1" office:value-type="string">
            <text:p text:style-name="P5">Ingénieur en optimisation à INRIA Saclay-IDF, Équipe TAO <text:span text:style-name="T45">(Apprentissage et Optimisation)</text:span></text:p>
            <text:p text:style-name="P5">Recherches sur la classe d'algorithmes Monte Carlo Tree Search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- Planification grande dimension : Optimisation de la gestion de production électrique.</text:p>
                  <text:p text:style-name="P6">- Tuning des paramètres du programme joueur de Go <text:span text:style-name="T3">MoGo</text:span>.</text:p>
                  <text:p text:style-name="P6">- Expérimentations sur la parallélisation de l'algorithme Monte-Carlo Tree Search (<text:span text:style-name="T3">MPI</text:span>).</text:p>
                  <text:p text:style-name="P6">- Construction automatique des livres d'ouvertures pour MoGo(<text:span text:style-name="T3">C, Octave</text:span>).</text:p>
                </table:table-cell>
              </table:table-row>
            </table:table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18">2010</text:p>
            <text:p text:style-name="P18">1 mois</text:p>
          </table:table-cell>
          <table:table-cell table:style-name="Tableau2.B1" office:value-type="string">
            <text:p text:style-name="Standard"><text:span text:style-name="T37">Chercheur invité au sein de OASE Lab</text:span><text:span text:style-name="T18">, Taiwan 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6">- Intégration de connaissances expertes dans le jeu de Go, Base de règles codée en <text:span text:style-name="T3">C++</text:span>/<text:span text:style-name="T3">Octave</text:span>. </text:p>
                  <text:p text:style-name="P6">- Installation d'un Mini-cluster pour expérimentions <text:span text:style-name="T3">MPI (ompi 1.4)</text:span>.</text:p>
                </table:table-cell>
              </table:table-row>
            </table:table>
          </table:table-cell>
        </table:table-row>
        <table:table-row table:style-name="Tableau2.4">
          <table:table-cell table:style-name="Tableau2.A3" office:value-type="string">
            <text:p text:style-name="P18">2009</text:p>
            <text:p text:style-name="P18">6 mois</text:p>
          </table:table-cell>
          <table:table-cell table:style-name="Tableau2.B1" office:value-type="string">
            <text:p text:style-name="Standard"><text:span text:style-name="T37">Thèse de Master,</text:span> <text:span text:style-name="T11">Laboratoire d'informatique de Paris 6, Équipe SoC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6">Raffinement d'abstraction de composants matériels pour la vérification par model checking.</text:p>
                  <text:p text:style-name="P10"><text:span text:style-name="T35">Framework codé en </text:span><text:span text:style-name="T36">C/C++</text:span><text:span text:style-name="T35">,interfaçage avec la </text:span><text:span text:style-name="T36">librairie VIS</text:span><text:span text:style-name="T35"> et intégrant le solveur </text:span><text:span text:style-name="T36">zChaff</text:span><text:span text:style-name="T35">.</text:span></text:p>
                </table:table-cell>
              </table:table-row>
            </table:table>
          </table:table-cell>
        </table:table-row>
        <table:table-row table:style-name="Tableau2.5">
          <table:table-cell table:style-name="Tableau2.A3" office:value-type="string">
            <text:p text:style-name="P18">2008</text:p>
            <text:p text:style-name="P18">6 mois</text:p>
          </table:table-cell>
          <table:table-cell table:style-name="Tableau2.B1" office:value-type="string">
            <text:p text:style-name="Standard"><text:span text:style-name="T37">Thèse de maîtrise, </text:span><text:span text:style-name="T11">Centre d'enseignement à distance, Université de Carthag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0"><text:span text:style-name="T35">Système de gestion de e-learning pour </text:span>l'aide à l'apprentissage en ligne. Module d'apprentissage codé en <text:span text:style-name="T36">Php 4</text:span><text:span text:style-name="T35">, base de connaissances en </text:span><text:span text:style-name="T36">MySQL 4.0</text:span><text:span text:style-name="T35"> et intégré dans la plateforme </text:span><text:span text:style-name="T36">Moodle 1.0</text:span><text:span text:style-name="T35">. </text:span>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eau2.A3" office:value-type="string">
            <text:p text:style-name="P18">2008</text:p>
            <text:p text:style-name="P18">1 mois</text:p>
          </table:table-cell>
          <table:table-cell table:style-name="Tableau2.B1" office:value-type="string">
            <text:p text:style-name="Standard"><text:span text:style-name="T19">Assistant</text:span><text:span text:style-name="T20"> </text:span><text:span text:style-name="T19">Stagiaire,</text:span><text:span text:style-name="T51"> </text:span><text:span text:style-name="T12">Société</text:span><text:span text:style-name="T13"> </text:span><text:span text:style-name="T12">Tunisienne</text:span><text:span text:style-name="T13"> </text:span><text:span text:style-name="T12">des</text:span><text:span text:style-name="T13"> </text:span><text:span text:style-name="T12">Industries</text:span><text:span text:style-name="T13"> </text:span><text:span text:style-name="T12">de</text:span><text:span text:style-name="T13"> </text:span><text:span text:style-name="T12">Raffinage,</text:span><text:span text:style-name="T13"> Tunisie.</text:spa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6">Développement<text:span text:style-name="T52"> </text:span>d'une<text:span text:style-name="T52"> </text:span>application<text:span text:style-name="T52"> </text:span>de<text:span text:style-name="T52"> </text:span>gestion<text:span text:style-name="T52"> </text:span>du<text:span text:style-name="T52"> </text:span>centre<text:span text:style-name="T52"> </text:span>de<text:span text:style-name="T52"> </text:span>formation<text:span text:style-name="T52"> </text:span>dans<text:span text:style-name="T52"> </text:span>le<text:span text:style-name="T52"> </text:span>domaine<text:span text:style-name="T52"> </text:span>de<text:span text:style-name="T52"> </text:span>procédures<text:span text:style-name="T52"> </text:span>de<text:span text:style-name="T52"> </text:span>régulation<text:span text:style-name="T52"> </text:span>et<text:span text:style-name="T52"> </text:span>d'instrumentation s<text:span text:style-name="T54">ous </text:span><text:span text:style-name="T4">Oracle</text:span><text:span text:style-name="T5"> 8g</text:span><text:span text:style-name="T53">.</text:span></text:p>
                </table:table-cell>
              </table:table-row>
            </table:table>
            <text:p text:style-name="Standard"/>
          </table:table-cell>
        </table:table-row>
      </table:table>
      <text:p text:style-name="P11"/>
      <text:p text:style-name="P11"><text:s text:c="100"/>Études</text:p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2008</text:p>
            <text:p text:style-name="P18">-</text:p>
            <text:p text:style-name="P18">2009</text:p>
          </table:table-cell>
          <table:table-cell table:style-name="Tableau3.B1" office:value-type="string">
            <text:p text:style-name="P20">Master 2 : Modèles, Optimisation, Programmation et Services. </text:p>
            <text:p text:style-name="P23"><text:span text:style-name="T25">Université d’Evry-Val-d’Essonne, France</text:span><text:span text:style-name="T26">.</text:span><text:span text:style-name="T27"> <text:s/></text:span><text:s text:c="3"/></text:p>
            <text:p text:style-name="P6">Majeurs: Optimisation, Apprentissage automatique, Recherche opérationnelle.</text:p>
            <text:p text:style-name="P6">Mineurs: systèmes distribués<text:span text:style-name="T43">, programmation linéaire.</text:span></text:p>
          </table:table-cell>
        </table:table-row>
        <table:table-row>
          <table:table-cell table:style-name="Tableau3.A1" office:value-type="string">
            <text:p text:style-name="P18">2006</text:p>
            <text:p text:style-name="P18">-</text:p>
            <text:p text:style-name="P18">2008</text:p>
          </table:table-cell>
          <table:table-cell table:style-name="Tableau3.B1" office:value-type="string">
            <text:p text:style-name="P22"><text:span text:style-name="T1">Maîtrise en Informatiques : Génie Logiciel et Programmation</text:span><text:span text:style-name="T46">(3</text:span><text:span text:style-name="T42">ème</text:span><text:span text:style-name="T46">/64)</text:span><text:span text:style-name="T1">.</text:span><text:span text:style-name="T2"> </text:span></text:p>
            <text:p text:style-name="P21"><text:span text:style-name="T29">Université de Carthage, Tunisie. </text:span><text:span text:style-name="T30"><text:s/></text:span></text:p>
            <text:p text:style-name="P6">Majeurs: Ateliers de génie logiciel. Mineurs: Architecture des systèmes <text:span text:style-name="T43">d'exploitation.</text:span></text:p>
          </table:table-cell>
        </table:table-row>
        <table:table-row table:style-name="Tableau3.3">
          <table:table-cell table:style-name="Tableau3.A1" office:value-type="string">
            <text:p text:style-name="P18">2003 <text:s text:c="3"/>-</text:p>
            <text:p text:style-name="P18">2006</text:p>
          </table:table-cell>
          <table:table-cell table:style-name="Tableau3.B1" office:value-type="string">
            <text:p text:style-name="P20">DEUPC en Mathématiques et Sciences Informatiques.</text:p>
            <text:p text:style-name="P24"><text:span text:style-name="T32">Université de Carthage, Tunisie.</text:span><text:span text:style-name="T32"> </text:span><text:span text:style-name="T33"><text:s/></text:span></text:p>
            <text:p text:style-name="P6">Majeurs: Sciences informatiques, Mathématiques. Mineurs: Physiques, Statistiques<text:span text:style-name="T43">.</text:span></text:p>
          </table:table-cell>
        </table:table-row>
        <table:table-row table:style-name="Tableau3.3">
          <table:table-cell table:style-name="Tableau3.A4" office:value-type="float" office:value="2003">
            <text:p text:style-name="P18">2003</text:p>
          </table:table-cell>
          <table:table-cell table:style-name="Tableau3.B1" office:value-type="string">
            <text:p text:style-name="P20">Baccalauréat scientifique : Mathématiques.</text:p>
          </table:table-cell>
        </table:table-row>
      </table:table>
      <text:p text:style-name="P15"><text:soft-page-break/></text:p>
      <text:p text:style-name="P15"/>
      <text:p text:style-name="P15"><text:s text:c="78"/>Compétences Spécifiques</text:p>
      <text:p text:style-name="P25"/>
      <text:p text:style-name="Standard"><text:span text:style-name="T8"><text:tab/><text:tab/></text:span><text:span text:style-name="T16">Programmation:</text:span><text:span text:style-name="T47"> </text:span><text:span text:style-name="T38">C/C++(Expert), Java(Familier), Cuda(base).</text:span></text:p>
      <text:p text:style-name="Standard"><text:span text:style-name="T24"><text:tab/><text:tab/></text:span><text:span text:style-name="T16">API:</text:span><text:span text:style-name="T40"> JNI, SWING. </text:span></text:p>
      <text:p text:style-name="Standard"><text:span text:style-name="T23"><text:tab/><text:tab/></text:span><text:span text:style-name="T16">IDE:</text:span> <text:span text:style-name="T40">Vim, Eclipse, NetBeans.</text:span></text:p>
      <text:p text:style-name="Standard"><text:span text:style-name="T23"><text:tab/><text:tab/></text:span><text:span text:style-name="T16">Programmation linéaire:</text:span><text:span text:style-name="T31"> </text:span><text:span text:style-name="T39">GLPK, Visual Xpress 3</text:span><text:span text:style-name="T38">. <text:s text:c="3"/></text:span></text:p>
      <text:p text:style-name="Standard"><text:span text:style-name="T23"><text:tab/><text:tab/></text:span><text:span text:style-name="T16">Gestionnaires de Versions:</text:span> <text:span text:style-name="T38">CVS, SVN, GIT. <text:s/></text:span><text:s text:c="2"/></text:p>
      <text:p text:style-name="Standard"><text:span text:style-name="T23"><text:tab/><text:tab/></text:span><text:span text:style-name="T16">Scripts:</text:span> <text:span text:style-name="T40">Shell, Sed, </text:span><text:span text:style-name="T44">Awk, O</text:span><text:span text:style-name="T40">ctave.</text:span><text:line-break/><text:tab/><text:tab/><text:span text:style-name="T16">Gestion de bases de données:</text:span> <text:span text:style-name="T40">Oracle, PL/SQL, MySQL.</text:span></text:p>
      <text:p text:style-name="Standard"><text:span text:style-name="T23"><text:tab/><text:tab/></text:span><text:span text:style-name="T16">Systèmes d'exploitation:</text:span><text:span text:style-name="T31"> </text:span><text:span text:style-name="T41">MS Windows, Linux, MacOS.</text:span></text:p>
      <text:p text:style-name="P11"><text:s text:c="94"/>Formations</text:p>
      <text:p text:style-name="P12"/>
      <text:p text:style-name="Standard"><text:tab/><text:tab/><text:span text:style-name="T16">Avril 2011: École de printemps GRID'5000 (5 jours)</text:span></text:p>
      <text:p text:style-name="Standard"><text:span text:style-name="T22"><text:tab/> <text:s text:c="9"/></text:span><text:span text:style-name="T10">-</text:span><text:span text:style-name="T11"> </text:span><text:span text:style-name="T10">Clouds computing et déploiement d'environnements virtualisés.</text:span></text:p>
      <text:p text:style-name="Standard"><text:tab/><text:tab/><text:span text:style-name="T16">Avril 2011: Formation intensive à INRIA-Saclay (3 jours)</text:span></text:p>
      <text:p text:style-name="Standard"><text:span text:style-name="T7"><text:tab/> <text:s text:c="12"/></text:span><text:span text:style-name="T9"><text:s/></text:span><text:span text:style-name="T14">- Programmation GPGPU.</text:span></text:p>
      <text:p text:style-name="Standard"><text:span text:style-name="T7"><text:tab/><text:tab/></text:span><text:span text:style-name="T16">Janvier 2011: Formation intensive à INRIA-Rocquencourt (3 jours) </text:span></text:p>
      <text:p text:style-name="Standard"><text:tab/> <text:s text:c="11"/><text:span text:style-name="T10"><text:s/>- Programmation parallèle avec MPI.</text:span></text:p>
      <text:p text:style-name="P10"><text:tab/> <text:s text:c="11"/><text:span text:style-name="T15"><text:s/>- Programmation GPU avec Cuda.</text:span></text:p>
      <text:p text:style-name="Standard"><text:tab/><text:tab/><text:span text:style-name="T16">Avril 2010: École de printemps GRID'5000 (5 jours)<text:tab/><text:tab/><text:tab/><text:tab/><text:tab/><text:tab/><text:tab/><text:tab/> </text:span><text:span text:style-name="T17">-</text:span><text:span text:style-name="T16"> </text:span><text:span text:style-name="T10">Plan d'expériences et expérimentations grande échelle sur les grilles de calcul.</text:span></text:p>
      <text:p text:style-name="P8"/>
      <text:p text:style-name="P13"><text:s text:c="99"/>Réalisations</text:p>
      <text:p text:style-name="P1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08">
            <text:p text:style-name="P17">2008</text:p>
          </table:table-cell>
          <table:table-cell table:style-name="Tableau4.B1" office:value-type="string">
            <text:p text:style-name="Standard"><text:span text:style-name="T3">ATM : </text:span><text:span text:style-name="T10">Simulateur de distributeur de Banque : Modélisation en </text:span><text:span text:style-name="T11">UML</text:span><text:span text:style-name="T10">, et implémentation en </text:span><text:span text:style-name="T11">C++</text:span><text:span text:style-name="T10">.</text:span></text:p>
          </table:table-cell>
        </table:table-row>
        <table:table-row table:style-name="Tableau4.1">
          <table:table-cell table:style-name="Tableau4.A1" office:value-type="float" office:value="2010">
            <text:p text:style-name="P17">2010</text:p>
          </table:table-cell>
          <table:table-cell table:style-name="Tableau4.B1" office:value-type="string">
            <text:p text:style-name="P8">Développements Libres : <text:span text:style-name="T3">MoGoDroid</text:span>: Application de Go pour la plateforme <text:span text:style-name="T3">Android</text:span>. <text:s text:c="10"/>Moteur en <text:span text:style-name="T3">C++</text:span>, Interface utilisateur en <text:span text:style-name="T3">Java</text:span> et la communication utilisant <text:span text:style-name="T3">JNI</text:span> (en cours).</text:p>
          </table:table-cell>
        </table:table-row>
        <table:table-row table:style-name="Tableau4.1">
          <table:table-cell table:style-name="Tableau4.A3" office:value-type="string">
            <text:p text:style-name="P17">2009</text:p>
            <text:p text:style-name="P17"><text:s/>-</text:p>
            <text:p text:style-name="P17"><text:s/>2011</text:p>
          </table:table-cell>
          <table:table-cell table:style-name="Tableau4.B3" office:value-type="string">
            <text:p text:style-name="Standard"><text:span text:style-name="T6">MoGo:</text:span><text:span text:style-name="T35"> </text:span><text:span text:style-name="T10">Vainqueur de plusieurs compétitions et challenges internationaux. </text:span><text:span text:style-name="T28">http://www.lri.fr/~doghmen/mogo.html</text:span></text:p>
            <text:p text:style-name="Standard"><text:span text:style-name="T10">Codé en </text:span><text:span text:style-name="T11">C++</text:span><text:span text:style-name="T10">, implémentant l'algorithme MCTS et des modules d'apprentissage/optimisation.</text:span><text:span text:style-name="T15"> <text:s text:c="31"/></text:span></text:p>
          </table:table-cell>
        </table:table-row>
        <table:table-row table:style-name="Tableau4.1">
          <table:table-cell table:style-name="Tableau4.A3" office:value-type="string">
            <text:p text:style-name="P17">2009</text:p>
            <text:p text:style-name="P17">-</text:p>
            <text:p text:style-name="P17">2011</text:p>
          </table:table-cell>
          <table:table-cell table:style-name="Tableau4.B1" office:value-type="string">
            <text:p text:style-name="P19"><text:span text:style-name="T6">Sélection de publications internationales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">- Continious Rapid Action Value Estimation. ACML, 2011.</text:p>
                  <text:p text:style-name="P9">- Adding Double Progressive Widening to Upper Confidence Tree to Cope with </text:p>
                  <text:p text:style-name="P9"><text:s text:c="2"/>Uncertainty in Planning Problems. EWRL, 2011. <text:s text:c="2"/></text:p>
                  <text:p text:style-name="P9">- Consistency Modifications for Automatically Tuned Monte-Carlo Tree Search. LION4, 2010.</text:p>
                  <text:p text:style-name="P9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4"/>
      <text:p text:style-name="P14"><text:s text:c="89"/>Langues et Intérêts</text:p>
      <text:p text:style-name="P7"><text:tab/><text:tab/></text:p>
      <text:p text:style-name="P7"><text:tab/><text:tab/>Langues</text:p>
      <text:p text:style-name="P8"><text:tab/><text:tab/>Français(courant), Anglais(TOEIC score=830).</text:p>
      <text:p text:style-name="P7"><text:tab/><text:tab/>Intérêts</text:p>
      <text:p text:style-name="Standard"><text:tab/><text:tab/>Développement libre (<text:span text:style-name="T49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49">http://www.speleobizerte.creajn.com</text:span>).</text:p>
      <text:p text:style-name="P8"><text:tab/><text:tab/>Diplôme en premiers secours et volontaire pour les compagnes de prévention routière.</text:p>
      <text:p text:style-name="P16"/>
      <text:p text:style-name="P16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10-24T07:13:12</dc:date>
    <meta:editing-duration>PT86H22M53S</meta:editing-duration>
    <meta:editing-cycles>272</meta:editing-cycles>
    <meta:generator>OpenOffice.org/3.2$Linux OpenOffice.org_project/320m12$Build-9483</meta:generator>
    <meta:printed-by>hassen DOGHMEN</meta:printed-by>
    <meta:print-date>2011-09-27T10:39:06</meta:print-date>
    <dc:creator>doghmen </dc:creator>
    <meta:document-statistic meta:table-count="11" meta:image-count="0" meta:object-count="0" meta:page-count="2" meta:paragraph-count="108" meta:word-count="647" meta:character-count="5498"/>
    <meta:user-defined meta:name="Info 1"/>
    <meta:user-defined meta:name="Info 2"/>
    <meta:user-defined meta:name="Info 3"/>
    <meta:user-defined meta:name="Info 4"/>
  </office:meta>
</office:document-meta>
</file>